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4115FEECC7CEA200.png" manifest:media-type="image/png"/>
  <manifest:file-entry manifest:full-path="Pictures/1000000000000266000001CCAC0358D3EDDF587A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11cm"/>
    </style:style>
    <style:style style:name="gr3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95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66cm" fo:min-width="1.78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e28f7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paragraph-properties fo:text-align="center"/>
      <style:text-properties fo:font-size="20pt" style:font-size-asian="18pt" style:font-size-complex="18pt"/>
    </style:style>
    <style:style style:name="P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color="#0e28f7" fo:font-size="14pt" style:font-size-asian="14pt" style:font-size-complex="14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style:font-name="Liberation Sans2" fo:font-size="14pt" style:font-name-asian="Liberation Sans2" style:font-size-asian="18pt" style:font-name-complex="Liberation Sans2" style:font-size-complex="18pt"/>
    </style:style>
    <style:style style:name="T4" style:family="text">
      <style:text-properties fo:font-size="20pt" style:font-size-asian="18pt" style:font-size-complex="18pt"/>
    </style:style>
    <style:style style:name="T5" style:family="text">
      <style:text-properties style:font-name="Liberation Sans2" fo:font-size="20pt" style:font-name-asian="Liberation Sans2" style:font-size-asian="18pt" style:font-name-complex="Liberation Sans2" style:font-size-complex="18pt"/>
    </style:style>
    <style:style style:name="T6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5cm" svg:height="7.866cm" svg:x="-0.397cm" svg:y="0.02cm">
            <draw:image xlink:href="Pictures/1000000000000266000001CCAC0358D3EDDF587A.pdf" xlink:type="simple" xlink:show="embed" xlink:actuate="onLoad" loext:mime-type="application/pdf">
              <text:p/>
            </draw:image>
            <draw:image xlink:href="Pictures/1000000000000266000001CC4115FEECC7CEA200.png" xlink:type="simple" xlink:show="embed" xlink:actuate="onLoad" loext:mime-type="image/png"/>
          </draw:frame>
          <draw:frame draw:style-name="gr2" draw:text-style-name="P2" draw:layer="layout" svg:width="3.175cm" svg:height="1.361cm" svg:x="2.483cm" svg:y="4.628cm">
            <draw:text-box>
              <text:p><text:span text:style-name="T1">Erf <text:s/>df/dr</text:span></text:p>
            </draw:text-box>
          </draw:frame>
          <draw:frame draw:style-name="gr2" draw:text-style-name="P4" draw:layer="layout" svg:width="1.905cm" svg:height="1.361cm" svg:x="8.325cm" svg:y="7.005cm">
            <draw:text-box>
              <text:p text:style-name="P3"><text:span text:style-name="T2">r/</text:span><text:span text:style-name="T3">α</text:span></text:p>
            </draw:text-box>
          </draw:frame>
          <draw:frame draw:style-name="gr2" draw:text-style-name="P5" draw:layer="layout" svg:width="1.905cm" svg:height="1.361cm" svg:x="6.293cm" svg:y="7.132cm">
            <draw:text-box>
              <text:p text:style-name="P3"><text:span text:style-name="T4">r=</text:span><text:span text:style-name="T5">α</text:span></text:p>
            </draw:text-box>
          </draw:frame>
          <draw:line draw:style-name="gr3" draw:text-style-name="P1" draw:layer="layout" svg:x1="7.182cm" svg:y1="7.386cm" svg:x2="7.182cm" svg:y2="2.687cm">
            <text:p/>
          </draw:line>
          <draw:frame draw:style-name="gr4" draw:text-style-name="P6" draw:layer="layout" svg:width="2.921cm" svg:height="0.845cm" svg:x="3.372cm" svg:y="1.671cm">
            <draw:text-box>
              <text:p><text:span text:style-name="T6">WCA <text:s/>df/dr</text:span></text:p>
            </draw:text-box>
          </draw:frame>
          <draw:custom-shape draw:style-name="gr5" draw:text-style-name="P7" draw:layer="layout" svg:width="2.286cm" svg:height="1.016cm" svg:x="0.959cm" svg:y="1.03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0.16cm" fo:page-height="8.1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7:07:21.246210640</meta:creation-date>
    <dc:date>2020-12-15T15:48:58.141830319</dc:date>
    <meta:editing-duration>PT3M1S</meta:editing-duration>
    <meta:editing-cycles>5</meta:editing-cycles>
    <meta:generator>LibreOffice/6.1.5.2$Linux_X86_64 LibreOffice_project/10$Build-2</meta:generator>
    <meta:document-statistic meta:object-count="8"/>
  </office:meta>
</office:document-meta>
</file>